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mritunjayr/projectexercise-4" text:style-name="Internet_20_link" text:visited-style-name="Visited_20_Internet_20_Link"><text:span text:style-name="T1"/></text:a></text:p>
      <text:p text:style-name="P1"><text:a xlink:type="simple" xlink:href="https://docs.google.com/spreadsheets/d/1yUlw-lU1BIboy4CzOEbTi_mQ0n7_GiHoNhylhVg8WS8/edit#gid=0" text:style-name="Internet_20_link" text:visited-style-name="Visited_20_Internet_20_Link"><text:span text:style-name="T1">https://docs.google.com/spreadsheets/d/1yUlw-lU1BIboy4CzOEbTi_mQ0n7_GiHoNhylhVg8WS8/edit#gid=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2:38:10.446392824</meta:creation-date>
    <dc:date>2020-01-31T12:59:46.416934573</dc:date>
    <meta:editing-duration>PT1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94" meta:non-whitespace-character-count="94"/>
  </office:meta>
</office:document-meta>
</file>